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12.39cm"/>
    </style:style>
    <style:style style:name="co5" style:family="table-column">
      <style:table-column-properties fo:break-before="auto" style:column-width="12.337cm"/>
    </style:style>
    <style:style style:name="co6" style:family="table-column">
      <style:table-column-properties fo:break-before="auto" style:column-width="13.37cm"/>
    </style:style>
    <style:style style:name="co7" style:family="table-column">
      <style:table-column-properties fo:break-before="auto" style:column-width="12.037cm"/>
    </style:style>
    <style:style style:name="co8" style:family="table-column">
      <style:table-column-properties fo:break-before="auto" style:column-width="11.982cm"/>
    </style:style>
    <style:style style:name="co9" style:family="table-column">
      <style:table-column-properties fo:break-before="auto" style:column-width="12.5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hehindu</text:p>
          </table:table-cell>
        </table:table-row>
        <table:table-row table:style-name="ro1">
          <table:table-cell office:value-type="float" office:value="0.0299366724" calcext:value-type="float">
            <text:p>0.0299366724</text:p>
          </table:table-cell>
        </table:table-row>
        <table:table-row table:style-name="ro1">
          <table:table-cell office:value-type="float" office:value="0.0224525043" calcext:value-type="float">
            <text:p>0.0224525043</text:p>
          </table:table-cell>
        </table:table-row>
        <table:table-row table:style-name="ro1">
          <table:table-cell office:value-type="float" office:value="0.0443293034" calcext:value-type="float">
            <text:p>0.0443293034</text:p>
          </table:table-cell>
        </table:table-row>
        <table:table-row table:style-name="ro1">
          <table:table-cell office:value-type="float" office:value="0.0552677029" calcext:value-type="float">
            <text:p>0.0552677029</text:p>
          </table:table-cell>
        </table:table-row>
        <table:table-row table:style-name="ro1">
          <table:table-cell office:value-type="float" office:value="0.0333909039" calcext:value-type="float">
            <text:p>0.0333909039</text:p>
          </table:table-cell>
        </table:table-row>
        <table:table-row table:style-name="ro1">
          <table:table-cell office:value-type="float" office:value="0.0368451353" calcext:value-type="float">
            <text:p>0.0368451353</text:p>
          </table:table-cell>
        </table:table-row>
        <table:table-row table:style-name="ro1">
          <table:table-cell office:value-type="float" office:value="0.0581462291" calcext:value-type="float">
            <text:p>0.0581462291</text:p>
          </table:table-cell>
        </table:table-row>
        <table:table-row table:style-name="ro1">
          <table:table-cell office:value-type="float" office:value="0.0074841681" calcext:value-type="float">
            <text:p>0.0074841681</text:p>
          </table:table-cell>
        </table:table-row>
        <table:table-row table:style-name="ro1">
          <table:table-cell office:value-type="float" office:value="0.0356937248" calcext:value-type="float">
            <text:p>0.0356937248</text:p>
          </table:table-cell>
        </table:table-row>
        <table:table-row table:style-name="ro1">
          <table:table-cell office:value-type="float" office:value="0.1260794473" calcext:value-type="float">
            <text:p>0.1260794473</text:p>
          </table:table-cell>
        </table:table-row>
        <table:table-row table:style-name="ro1">
          <table:table-cell office:value-type="float" office:value="0.4335060449" calcext:value-type="float">
            <text:p>0.4335060449</text:p>
          </table:table-cell>
        </table:table-row>
        <table:table-row table:style-name="ro1">
          <table:table-cell office:value-type="float" office:value="0.0005757052" calcext:value-type="float">
            <text:p>0.0005757052</text:p>
          </table:table-cell>
        </table:table-row>
        <table:table-row table:style-name="ro1">
          <table:table-cell office:value-type="float" office:value="0.1162924583" calcext:value-type="float">
            <text:p>0.1162924583</text:p>
          </table:table-cell>
        </table:table-row>
        <table:table-row table:style-name="ro1">
          <table:table-cell office:value-type="string" calcext:value-type="string">
            <text:p>hindustantimes</text:p>
          </table:table-cell>
        </table:table-row>
        <table:table-row table:style-name="ro1">
          <table:table-cell office:value-type="float" office:value="0.0276825086" calcext:value-type="float">
            <text:p>0.0276825086</text:p>
          </table:table-cell>
        </table:table-row>
        <table:table-row table:style-name="ro1">
          <table:table-cell office:value-type="float" office:value="0.0338069574" calcext:value-type="float">
            <text:p>0.0338069574</text:p>
          </table:table-cell>
        </table:table-row>
        <table:table-row table:style-name="ro1">
          <table:table-cell office:value-type="float" office:value="0.0543851053" calcext:value-type="float">
            <text:p>0.0543851053</text:p>
          </table:table-cell>
        </table:table-row>
        <table:table-row table:style-name="ro1">
          <table:table-cell office:value-type="float" office:value="0.0685938266" calcext:value-type="float">
            <text:p>0.0685938266</text:p>
          </table:table-cell>
        </table:table-row>
        <table:table-row table:style-name="ro1">
          <table:table-cell office:value-type="float" office:value="0.0467907888" calcext:value-type="float">
            <text:p>0.0467907888</text:p>
          </table:table-cell>
        </table:table-row>
        <table:table-row table:style-name="ro1">
          <table:table-cell office:value-type="float" office:value="0.0328270456" calcext:value-type="float">
            <text:p>0.0328270456</text:p>
          </table:table-cell>
        </table:table-row>
        <table:table-row table:style-name="ro1">
          <table:table-cell office:value-type="float" office:value="0.0854973052" calcext:value-type="float">
            <text:p>0.0854973052</text:p>
          </table:table-cell>
        </table:table-row>
        <table:table-row table:style-name="ro1">
          <table:table-cell office:value-type="float" office:value="0.0088192063" calcext:value-type="float">
            <text:p>0.0088192063</text:p>
          </table:table-cell>
        </table:table-row>
        <table:table-row table:style-name="ro1">
          <table:table-cell office:value-type="float" office:value="0.0401763841" calcext:value-type="float">
            <text:p>0.0401763841</text:p>
          </table:table-cell>
        </table:table-row>
        <table:table-row table:style-name="ro1">
          <table:table-cell office:value-type="float" office:value="0.1538461538" calcext:value-type="float">
            <text:p>0.1538461538</text:p>
          </table:table-cell>
        </table:table-row>
        <table:table-row table:style-name="ro1">
          <table:table-cell office:value-type="float" office:value="0.3297403234" calcext:value-type="float">
            <text:p>0.3297403234</text:p>
          </table:table-cell>
        </table:table-row>
        <table:table-row table:style-name="ro1">
          <table:table-cell office:value-type="float" office:value="0.0112689858" calcext:value-type="float">
            <text:p>0.0112689858</text:p>
          </table:table-cell>
        </table:table-row>
        <table:table-row table:style-name="ro1">
          <table:table-cell office:value-type="float" office:value="0.1065654091" calcext:value-type="float">
            <text:p>0.1065654091</text:p>
          </table:table-cell>
        </table:table-row>
        <table:table-row table:style-name="ro1">
          <table:table-cell office:value-type="string" calcext:value-type="string">
            <text:p>timesofindia</text:p>
          </table:table-cell>
        </table:table-row>
        <table:table-row table:style-name="ro1">
          <table:table-cell office:value-type="float" office:value="0.0303039065" calcext:value-type="float">
            <text:p>0.0303039065</text:p>
          </table:table-cell>
        </table:table-row>
        <table:table-row table:style-name="ro1">
          <table:table-cell office:value-type="float" office:value="0.0293785964" calcext:value-type="float">
            <text:p>0.0293785964</text:p>
          </table:table-cell>
        </table:table-row>
        <table:table-row table:style-name="ro1">
          <table:table-cell office:value-type="float" office:value="0.0562993378" calcext:value-type="float">
            <text:p>0.0562993378</text:p>
          </table:table-cell>
        </table:table-row>
        <table:table-row table:style-name="ro1">
          <table:table-cell office:value-type="float" office:value="0.0767429084" calcext:value-type="float">
            <text:p>0.0767429084</text:p>
          </table:table-cell>
        </table:table-row>
        <table:table-row table:style-name="ro1">
          <table:table-cell office:value-type="float" office:value="0.0463233381" calcext:value-type="float">
            <text:p>0.0463233381</text:p>
          </table:table-cell>
        </table:table-row>
        <table:table-row table:style-name="ro1">
          <table:table-cell office:value-type="float" office:value="0.0365208339" calcext:value-type="float">
            <text:p>0.0365208339</text:p>
          </table:table-cell>
        </table:table-row>
        <table:table-row table:style-name="ro1">
          <table:table-cell office:value-type="float" office:value="0.0942659688" calcext:value-type="float">
            <text:p>0.0942659688</text:p>
          </table:table-cell>
        </table:table-row>
        <table:table-row table:style-name="ro1">
          <table:table-cell office:value-type="float" office:value="0.0071133216" calcext:value-type="float">
            <text:p>0.0071133216</text:p>
          </table:table-cell>
        </table:table-row>
        <table:table-row table:style-name="ro1">
          <table:table-cell office:value-type="float" office:value="0.0421594425" calcext:value-type="float">
            <text:p>0.0421594425</text:p>
          </table:table-cell>
        </table:table-row>
        <table:table-row table:style-name="ro1">
          <table:table-cell office:value-type="float" office:value="0.1343723795" calcext:value-type="float">
            <text:p>0.1343723795</text:p>
          </table:table-cell>
        </table:table-row>
        <table:table-row table:style-name="ro1">
          <table:table-cell office:value-type="float" office:value="0.3464997253" calcext:value-type="float">
            <text:p>0.3464997253</text:p>
          </table:table-cell>
        </table:table-row>
        <table:table-row table:style-name="ro1">
          <table:table-cell office:value-type="float" office:value="0.0068530781" calcext:value-type="float">
            <text:p>0.0068530781</text:p>
          </table:table-cell>
        </table:table-row>
        <table:table-row table:style-name="ro1">
          <table:table-cell office:value-type="float" office:value="0.0931671631" calcext:value-type="float">
            <text:p>0.0931671631</text:p>
          </table:table-cell>
        </table:table-row>
        <table:table-row table:style-name="ro1">
          <table:table-cell office:value-type="string" calcext:value-type="string">
            <text:p>telegraph</text:p>
          </table:table-cell>
        </table:table-row>
        <table:table-row table:style-name="ro1">
          <table:table-cell office:value-type="float" office:value="0.0298742138" calcext:value-type="float">
            <text:p>0.0298742138</text:p>
          </table:table-cell>
        </table:table-row>
        <table:table-row table:style-name="ro1">
          <table:table-cell office:value-type="float" office:value="0.0644654088" calcext:value-type="float">
            <text:p>0.0644654088</text:p>
          </table:table-cell>
        </table:table-row>
        <table:table-row table:style-name="ro1">
          <table:table-cell office:value-type="float" office:value="0.0676100629" calcext:value-type="float">
            <text:p>0.0676100629</text:p>
          </table:table-cell>
        </table:table-row>
        <table:table-row table:style-name="ro1">
          <table:table-cell office:value-type="float" office:value="0.0644654088" calcext:value-type="float">
            <text:p>0.0644654088</text:p>
          </table:table-cell>
        </table:table-row>
        <table:table-row table:style-name="ro1">
          <table:table-cell office:value-type="float" office:value="0.0566037736" calcext:value-type="float">
            <text:p>0.0566037736</text:p>
          </table:table-cell>
        </table:table-row>
        <table:table-row table:style-name="ro1">
          <table:table-cell office:value-type="float" office:value="0.0644654088" calcext:value-type="float">
            <text:p>0.0644654088</text:p>
          </table:table-cell>
        </table:table-row>
        <table:table-row table:style-name="ro1">
          <table:table-cell office:value-type="float" office:value="0.0518867925" calcext:value-type="float">
            <text:p>0.0518867925</text:p>
          </table:table-cell>
        </table:table-row>
        <table:table-row table:style-name="ro1">
          <table:table-cell office:value-type="float" office:value="0.0251572327" calcext:value-type="float">
            <text:p>0.0251572327</text:p>
          </table:table-cell>
        </table:table-row>
        <table:table-row table:style-name="ro1">
          <table:table-cell office:value-type="float" office:value="0.0503144654" calcext:value-type="float">
            <text:p>0.0503144654</text:p>
          </table:table-cell>
        </table:table-row>
        <table:table-row table:style-name="ro1">
          <table:table-cell office:value-type="float" office:value="0.1320754717" calcext:value-type="float">
            <text:p>0.1320754717</text:p>
          </table:table-cell>
        </table:table-row>
        <table:table-row table:style-name="ro1">
          <table:table-cell office:value-type="float" office:value="0.286163522" calcext:value-type="float">
            <text:p>0.286163522</text:p>
          </table:table-cell>
        </table:table-row>
        <table:table-row table:style-name="ro1">
          <table:table-cell office:value-type="float" office:value="0.0078616352" calcext:value-type="float">
            <text:p>0.0078616352</text:p>
          </table:table-cell>
        </table:table-row>
        <table:table-row table:style-name="ro1">
          <table:table-cell office:value-type="float" office:value="0.0990566038" calcext:value-type="float">
            <text:p>0.0990566038</text:p>
          </table:table-cell>
        </table:table-row>
        <table:table-row table:style-name="ro1">
          <table:table-cell office:value-type="string" calcext:value-type="string">
            <text:p>newindianexpress</text:p>
          </table:table-cell>
        </table:table-row>
        <table:table-row table:style-name="ro1">
          <table:table-cell office:value-type="float" office:value="0.0258939581" calcext:value-type="float">
            <text:p>0.0258939581</text:p>
          </table:table-cell>
        </table:table-row>
        <table:table-row table:style-name="ro1">
          <table:table-cell office:value-type="float" office:value="0.0345252774" calcext:value-type="float">
            <text:p>0.0345252774</text:p>
          </table:table-cell>
        </table:table-row>
        <table:table-row table:style-name="ro1">
          <table:table-cell office:value-type="float" office:value="0.0345252774" calcext:value-type="float">
            <text:p>0.0345252774</text:p>
          </table:table-cell>
        </table:table-row>
        <table:table-row table:style-name="ro1">
          <table:table-cell office:value-type="float" office:value="0.0678175092" calcext:value-type="float">
            <text:p>0.0678175092</text:p>
          </table:table-cell>
        </table:table-row>
        <table:table-row table:style-name="ro1">
          <table:table-cell office:value-type="float" office:value="0.0320591862" calcext:value-type="float">
            <text:p>0.0320591862</text:p>
          </table:table-cell>
        </table:table-row>
        <table:table-row table:style-name="ro1">
          <table:table-cell office:value-type="float" office:value="0.0382244143" calcext:value-type="float">
            <text:p>0.0382244143</text:p>
          </table:table-cell>
        </table:table-row>
        <table:table-row table:style-name="ro1">
          <table:table-cell office:value-type="float" office:value="0.1220715166" calcext:value-type="float">
            <text:p>0.1220715166</text:p>
          </table:table-cell>
        </table:table-row>
        <table:table-row table:style-name="ro1">
          <table:table-cell office:value-type="float" office:value="0.0024660912" calcext:value-type="float">
            <text:p>0.0024660912</text:p>
          </table:table-cell>
        </table:table-row>
        <table:table-row table:style-name="ro1">
          <table:table-cell office:value-type="float" office:value="0.0431565968" calcext:value-type="float">
            <text:p>0.0431565968</text:p>
          </table:table-cell>
        </table:table-row>
        <table:table-row table:style-name="ro1">
          <table:table-cell office:value-type="float" office:value="0.1183723798" calcext:value-type="float">
            <text:p>0.1183723798</text:p>
          </table:table-cell>
        </table:table-row>
        <table:table-row table:style-name="ro1">
          <table:table-cell office:value-type="float" office:value="0.3699136868" calcext:value-type="float">
            <text:p>0.3699136868</text:p>
          </table:table-cell>
        </table:table-row>
        <table:table-row table:style-name="ro1">
          <table:table-cell office:value-type="float" office:value="0.0061652281" calcext:value-type="float">
            <text:p>0.0061652281</text:p>
          </table:table-cell>
        </table:table-row>
        <table:table-row table:style-name="ro1">
          <table:table-cell office:value-type="float" office:value="0.1048088779" calcext:value-type="float">
            <text:p>0.1048088779</text:p>
          </table:table-cell>
        </table:table-row>
        <table:table-row table:style-name="ro1">
          <table:table-cell office:value-type="string" calcext:value-type="string">
            <text:p>indianexpress</text:p>
          </table:table-cell>
        </table:table-row>
        <table:table-row table:style-name="ro1">
          <table:table-cell office:value-type="float" office:value="0.0231827112" calcext:value-type="float">
            <text:p>0.0231827112</text:p>
          </table:table-cell>
        </table:table-row>
        <table:table-row table:style-name="ro1">
          <table:table-cell office:value-type="float" office:value="0.0306483301" calcext:value-type="float">
            <text:p>0.0306483301</text:p>
          </table:table-cell>
        </table:table-row>
        <table:table-row table:style-name="ro1">
          <table:table-cell office:value-type="float" office:value="0.0495088409" calcext:value-type="float">
            <text:p>0.0495088409</text:p>
          </table:table-cell>
        </table:table-row>
        <table:table-row table:style-name="ro1">
          <table:table-cell office:value-type="float" office:value="0.0711198428" calcext:value-type="float">
            <text:p>0.0711198428</text:p>
          </table:table-cell>
        </table:table-row>
        <table:table-row table:style-name="ro1">
          <table:table-cell office:value-type="float" office:value="0.0506876228" calcext:value-type="float">
            <text:p>0.0506876228</text:p>
          </table:table-cell>
        </table:table-row>
        <table:table-row table:style-name="ro1">
          <table:table-cell office:value-type="float" office:value="0.0326129666" calcext:value-type="float">
            <text:p>0.0326129666</text:p>
          </table:table-cell>
        </table:table-row>
        <table:table-row table:style-name="ro1">
          <table:table-cell office:value-type="float" office:value="0.0781925344" calcext:value-type="float">
            <text:p>0.0781925344</text:p>
          </table:table-cell>
        </table:table-row>
        <table:table-row table:style-name="ro1">
          <table:table-cell office:value-type="float" office:value="0.0090373281" calcext:value-type="float">
            <text:p>0.0090373281</text:p>
          </table:table-cell>
        </table:table-row>
        <table:table-row table:style-name="ro1">
          <table:table-cell office:value-type="float" office:value="0.036935167" calcext:value-type="float">
            <text:p>0.036935167</text:p>
          </table:table-cell>
        </table:table-row>
        <table:table-row table:style-name="ro1">
          <table:table-cell office:value-type="float" office:value="0.1626719057" calcext:value-type="float">
            <text:p>0.1626719057</text:p>
          </table:table-cell>
        </table:table-row>
        <table:table-row table:style-name="ro1">
          <table:table-cell office:value-type="float" office:value="0.3485265226" calcext:value-type="float">
            <text:p>0.3485265226</text:p>
          </table:table-cell>
        </table:table-row>
        <table:table-row table:style-name="ro1">
          <table:table-cell office:value-type="float" office:value="0.005108055" calcext:value-type="float">
            <text:p>0.005108055</text:p>
          </table:table-cell>
        </table:table-row>
        <table:table-row table:style-name="ro1">
          <table:table-cell office:value-type="float" office:value="0.1017681729" calcext:value-type="float">
            <text:p>0.1017681729</text:p>
          </table:table-cell>
        </table:table-row>
        <table:table-row table:style-name="ro1">
          <table:table-cell office:value-type="string" calcext:value-type="string">
            <text:p>deccanheral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</table:table-row>
      </table:table>
      <table:table table:name="hindu" table:style-name="ta1">
        <table:table-column table:style-name="co3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Failure of RBI to stabilize economy Post-Demon</text:p>
          </table:table-cell>
          <table:table-cell office:value-type="float" office:value="0.0299366724" calcext:value-type="float">
            <text:p>0.0299366724</text:p>
          </table:table-cell>
        </table:table-row>
        <table:table-row table:style-name="ro2">
          <table:table-cell office:value-type="string" calcext:value-type="string">
            <text:p>Negative impact on Small/Medium scale industries/employees</text:p>
          </table:table-cell>
          <table:table-cell office:value-type="float" office:value="0.0224525043" calcext:value-type="float">
            <text:p>0.0224525043</text:p>
          </table:table-cell>
        </table:table-row>
        <table:table-row table:style-name="ro2">
          <table:table-cell office:value-type="string" calcext:value-type="string">
            <text:p>Long queues at banks and ATMs and cash crunch</text:p>
          </table:table-cell>
          <table:table-cell office:value-type="float" office:value="0.0443293034" calcext:value-type="float">
            <text:p>0.0443293034</text:p>
          </table:table-cell>
        </table:table-row>
        <table:table-row table:style-name="ro2">
          <table:table-cell office:value-type="string" calcext:value-type="string">
            <text:p>Court verdicts &amp; Penalties for black money hoarders</text:p>
          </table:table-cell>
          <table:table-cell office:value-type="float" office:value="0.0552677029" calcext:value-type="float">
            <text:p>0.0552677029</text:p>
          </table:table-cell>
        </table:table-row>
        <table:table-row table:style-name="ro2">
          <table:table-cell office:value-type="string" calcext:value-type="string">
            <text:p>Negative impact on Retail/Stock markets</text:p>
          </table:table-cell>
          <table:table-cell office:value-type="float" office:value="0.0333909039" calcext:value-type="float">
            <text:p>0.0333909039</text:p>
          </table:table-cell>
        </table:table-row>
        <table:table-row table:style-name="ro2">
          <table:table-cell office:value-type="string" calcext:value-type="string">
            <text:p>Vendors going cashless &amp; impact Post-Demon</text:p>
          </table:table-cell>
          <table:table-cell office:value-type="float" office:value="0.0368451353" calcext:value-type="float">
            <text:p>0.0368451353</text:p>
          </table:table-cell>
        </table:table-row>
        <table:table-row table:style-name="ro2">
          <table:table-cell office:value-type="string" calcext:value-type="string">
            <text:p>Probes and Arrests of black money hoarders</text:p>
          </table:table-cell>
          <table:table-cell office:value-type="float" office:value="0.0581462291" calcext:value-type="float">
            <text:p>0.0581462291</text:p>
          </table:table-cell>
        </table:table-row>
        <table:table-row table:style-name="ro2">
          <table:table-cell office:value-type="string" calcext:value-type="string">
            <text:p>Suffering of farmers and Relief-measures</text:p>
          </table:table-cell>
          <table:table-cell office:value-type="float" office:value="0.0074841681" calcext:value-type="float">
            <text:p>0.0074841681</text:p>
          </table:table-cell>
        </table:table-row>
        <table:table-row table:style-name="ro2">
          <table:table-cell office:value-type="string" calcext:value-type="string">
            <text:p>Huge deposits in PMY bank accounts</text:p>
          </table:table-cell>
          <table:table-cell office:value-type="float" office:value="0.0356937248" calcext:value-type="float">
            <text:p>0.0356937248</text:p>
          </table:table-cell>
        </table:table-row>
        <table:table-row table:style-name="ro2">
          <table:table-cell office:value-type="string" calcext:value-type="string">
            <text:p>Negative imapct of demonetisation on Economy</text:p>
          </table:table-cell>
          <table:table-cell office:value-type="float" office:value="0.1260794473" calcext:value-type="float">
            <text:p>0.1260794473</text:p>
          </table:table-cell>
        </table:table-row>
        <table:table-row table:style-name="ro2">
          <table:table-cell office:value-type="string" calcext:value-type="string">
            <text:p>Appreciation by PM for supporting Demonitisation</text:p>
          </table:table-cell>
          <table:table-cell office:value-type="float" office:value="0.4335060449" calcext:value-type="float">
            <text:p>0.4335060449</text:p>
          </table:table-cell>
        </table:table-row>
        <table:table-row table:style-name="ro2">
          <table:table-cell office:value-type="string" calcext:value-type="string">
            <text:p>Negative impact of demonetisation on Real-Estate</text:p>
          </table:table-cell>
          <table:table-cell office:value-type="float" office:value="0.0005757052" calcext:value-type="float">
            <text:p>0.0005757052</text:p>
          </table:table-cell>
        </table:table-row>
        <table:table-row table:style-name="ro2">
          <table:table-cell office:value-type="string" calcext:value-type="string">
            <text:p>Enhanced security features on new currency notes</text:p>
          </table:table-cell>
          <table:table-cell office:value-type="float" office:value="0.1162924583" calcext:value-type="float">
            <text:p>0.1162924583</text:p>
          </table:table-cell>
        </table:table-row>
      </table:table>
      <table:table table:name="ht" table:style-name="ta1">
        <table:table-column table:style-name="co4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Failure of RBI to stabilize economy Post-Demon</text:p>
          </table:table-cell>
          <table:table-cell office:value-type="float" office:value="0.0276825086" calcext:value-type="float">
            <text:p>0.0276825086</text:p>
          </table:table-cell>
        </table:table-row>
        <table:table-row table:style-name="ro2">
          <table:table-cell office:value-type="string" calcext:value-type="string">
            <text:p>Negative impact on Small/Medium scale industries/employees</text:p>
          </table:table-cell>
          <table:table-cell office:value-type="float" office:value="0.0338069574" calcext:value-type="float">
            <text:p>0.0338069574</text:p>
          </table:table-cell>
        </table:table-row>
        <table:table-row table:style-name="ro2">
          <table:table-cell office:value-type="string" calcext:value-type="string">
            <text:p>Long queues at banks and ATMs and cash crunch</text:p>
          </table:table-cell>
          <table:table-cell office:value-type="float" office:value="0.0543851053" calcext:value-type="float">
            <text:p>0.0543851053</text:p>
          </table:table-cell>
        </table:table-row>
        <table:table-row table:style-name="ro2">
          <table:table-cell office:value-type="string" calcext:value-type="string">
            <text:p>Court verdicts &amp; Penalties for black money hoarders</text:p>
          </table:table-cell>
          <table:table-cell office:value-type="float" office:value="0.0685938266" calcext:value-type="float">
            <text:p>0.0685938266</text:p>
          </table:table-cell>
        </table:table-row>
        <table:table-row table:style-name="ro2">
          <table:table-cell office:value-type="string" calcext:value-type="string">
            <text:p>Negative impact on Retail/Stock markets</text:p>
          </table:table-cell>
          <table:table-cell office:value-type="float" office:value="0.0467907888" calcext:value-type="float">
            <text:p>0.0467907888</text:p>
          </table:table-cell>
        </table:table-row>
        <table:table-row table:style-name="ro2">
          <table:table-cell office:value-type="string" calcext:value-type="string">
            <text:p>Vendors going cashless &amp; impact Post-Demon</text:p>
          </table:table-cell>
          <table:table-cell office:value-type="float" office:value="0.0328270456" calcext:value-type="float">
            <text:p>0.0328270456</text:p>
          </table:table-cell>
        </table:table-row>
        <table:table-row table:style-name="ro2">
          <table:table-cell office:value-type="string" calcext:value-type="string">
            <text:p>Probes and Arrests of black money hoarders</text:p>
          </table:table-cell>
          <table:table-cell office:value-type="float" office:value="0.0854973052" calcext:value-type="float">
            <text:p>0.0854973052</text:p>
          </table:table-cell>
        </table:table-row>
        <table:table-row table:style-name="ro2">
          <table:table-cell office:value-type="string" calcext:value-type="string">
            <text:p>Suffering of farmers and Relief-measures</text:p>
          </table:table-cell>
          <table:table-cell office:value-type="float" office:value="0.0088192063" calcext:value-type="float">
            <text:p>0.0088192063</text:p>
          </table:table-cell>
        </table:table-row>
        <table:table-row table:style-name="ro2">
          <table:table-cell office:value-type="string" calcext:value-type="string">
            <text:p>Huge deposits in PMY bank accounts</text:p>
          </table:table-cell>
          <table:table-cell office:value-type="float" office:value="0.0401763841" calcext:value-type="float">
            <text:p>0.0401763841</text:p>
          </table:table-cell>
        </table:table-row>
        <table:table-row table:style-name="ro2">
          <table:table-cell office:value-type="string" calcext:value-type="string">
            <text:p>Negative imapct of demonetisation on Economy</text:p>
          </table:table-cell>
          <table:table-cell office:value-type="float" office:value="0.1538461538" calcext:value-type="float">
            <text:p>0.1538461538</text:p>
          </table:table-cell>
        </table:table-row>
        <table:table-row table:style-name="ro2">
          <table:table-cell office:value-type="string" calcext:value-type="string">
            <text:p>Appreciation by PM for supporting Demonitisation</text:p>
          </table:table-cell>
          <table:table-cell office:value-type="float" office:value="0.3297403234" calcext:value-type="float">
            <text:p>0.3297403234</text:p>
          </table:table-cell>
        </table:table-row>
        <table:table-row table:style-name="ro2">
          <table:table-cell office:value-type="string" calcext:value-type="string">
            <text:p>Negative impact of demonetisation on Real-Estate</text:p>
          </table:table-cell>
          <table:table-cell office:value-type="float" office:value="0.0112689858" calcext:value-type="float">
            <text:p>0.0112689858</text:p>
          </table:table-cell>
        </table:table-row>
        <table:table-row table:style-name="ro2">
          <table:table-cell office:value-type="string" calcext:value-type="string">
            <text:p>Enhanced security features on new currency notes</text:p>
          </table:table-cell>
          <table:table-cell office:value-type="float" office:value="0.1065654091" calcext:value-type="float">
            <text:p>0.1065654091</text:p>
          </table:table-cell>
        </table:table-row>
      </table:table>
      <table:table table:name="toi" table:style-name="ta1">
        <table:table-column table:style-name="co5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Failure of RBI to stabilize economy Post-Demon</text:p>
          </table:table-cell>
          <table:table-cell office:value-type="float" office:value="0.0303039065" calcext:value-type="float">
            <text:p>0.0303039065</text:p>
          </table:table-cell>
        </table:table-row>
        <table:table-row table:style-name="ro2">
          <table:table-cell office:value-type="string" calcext:value-type="string">
            <text:p>Negative impact on Small/Medium scale industries/employees</text:p>
          </table:table-cell>
          <table:table-cell office:value-type="float" office:value="0.0293785964" calcext:value-type="float">
            <text:p>0.0293785964</text:p>
          </table:table-cell>
        </table:table-row>
        <table:table-row table:style-name="ro2">
          <table:table-cell office:value-type="string" calcext:value-type="string">
            <text:p>Long queues at banks and ATMs and cash crunch</text:p>
          </table:table-cell>
          <table:table-cell office:value-type="float" office:value="0.0562993378" calcext:value-type="float">
            <text:p>0.0562993378</text:p>
          </table:table-cell>
        </table:table-row>
        <table:table-row table:style-name="ro2">
          <table:table-cell office:value-type="string" calcext:value-type="string">
            <text:p>Court verdicts &amp; Penalties for black money hoarders</text:p>
          </table:table-cell>
          <table:table-cell office:value-type="float" office:value="0.0767429084" calcext:value-type="float">
            <text:p>0.0767429084</text:p>
          </table:table-cell>
        </table:table-row>
        <table:table-row table:style-name="ro2">
          <table:table-cell office:value-type="string" calcext:value-type="string">
            <text:p>Negative impact on Retail/Stock markets</text:p>
          </table:table-cell>
          <table:table-cell office:value-type="float" office:value="0.0463233381" calcext:value-type="float">
            <text:p>0.0463233381</text:p>
          </table:table-cell>
        </table:table-row>
        <table:table-row table:style-name="ro2">
          <table:table-cell office:value-type="string" calcext:value-type="string">
            <text:p>Vendors going cashless &amp; impact Post-Demon</text:p>
          </table:table-cell>
          <table:table-cell office:value-type="float" office:value="0.0365208339" calcext:value-type="float">
            <text:p>0.0365208339</text:p>
          </table:table-cell>
        </table:table-row>
        <table:table-row table:style-name="ro2">
          <table:table-cell office:value-type="string" calcext:value-type="string">
            <text:p>Probes and Arrests of black money hoarders</text:p>
          </table:table-cell>
          <table:table-cell office:value-type="float" office:value="0.0942659688" calcext:value-type="float">
            <text:p>0.0942659688</text:p>
          </table:table-cell>
        </table:table-row>
        <table:table-row table:style-name="ro2">
          <table:table-cell office:value-type="string" calcext:value-type="string">
            <text:p>Suffering of farmers and Relief-measures</text:p>
          </table:table-cell>
          <table:table-cell office:value-type="float" office:value="0.0071133216" calcext:value-type="float">
            <text:p>0.0071133216</text:p>
          </table:table-cell>
        </table:table-row>
        <table:table-row table:style-name="ro2">
          <table:table-cell office:value-type="string" calcext:value-type="string">
            <text:p>Huge deposits in PMY bank accounts</text:p>
          </table:table-cell>
          <table:table-cell office:value-type="float" office:value="0.0421594425" calcext:value-type="float">
            <text:p>0.0421594425</text:p>
          </table:table-cell>
        </table:table-row>
        <table:table-row table:style-name="ro2">
          <table:table-cell office:value-type="string" calcext:value-type="string">
            <text:p>Negative imapct of demonetisation on Economy</text:p>
          </table:table-cell>
          <table:table-cell office:value-type="float" office:value="0.1343723795" calcext:value-type="float">
            <text:p>0.1343723795</text:p>
          </table:table-cell>
        </table:table-row>
        <table:table-row table:style-name="ro2">
          <table:table-cell office:value-type="string" calcext:value-type="string">
            <text:p>Appreciation by PM for supporting Demonitisation</text:p>
          </table:table-cell>
          <table:table-cell office:value-type="float" office:value="0.3464997253" calcext:value-type="float">
            <text:p>0.3464997253</text:p>
          </table:table-cell>
        </table:table-row>
        <table:table-row table:style-name="ro2">
          <table:table-cell office:value-type="string" calcext:value-type="string">
            <text:p>Negative impact of demonetisation on Real-Estate</text:p>
          </table:table-cell>
          <table:table-cell office:value-type="float" office:value="0.0068530781" calcext:value-type="float">
            <text:p>0.0068530781</text:p>
          </table:table-cell>
        </table:table-row>
        <table:table-row table:style-name="ro2">
          <table:table-cell office:value-type="string" calcext:value-type="string">
            <text:p>Enhanced security features on new currency notes</text:p>
          </table:table-cell>
          <table:table-cell office:value-type="float" office:value="0.0931671631" calcext:value-type="float">
            <text:p>0.0931671631</text:p>
          </table:table-cell>
        </table:table-row>
      </table:table>
      <table:table table:name="teleg" table:style-name="ta1">
        <table:table-column table:style-name="co6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Failure of RBI to stabilize economy Post-Demon</text:p>
          </table:table-cell>
          <table:table-cell office:value-type="float" office:value="0.0298742138" calcext:value-type="float">
            <text:p>0.0298742138</text:p>
          </table:table-cell>
        </table:table-row>
        <table:table-row table:style-name="ro2">
          <table:table-cell office:value-type="string" calcext:value-type="string">
            <text:p>Negative impact on Small/Medium scale industries/employees</text:p>
          </table:table-cell>
          <table:table-cell office:value-type="float" office:value="0.0644654088" calcext:value-type="float">
            <text:p>0.0644654088</text:p>
          </table:table-cell>
        </table:table-row>
        <table:table-row table:style-name="ro2">
          <table:table-cell office:value-type="string" calcext:value-type="string">
            <text:p>Long queues at banks and ATMs and cash crunch</text:p>
          </table:table-cell>
          <table:table-cell office:value-type="float" office:value="0.0676100629" calcext:value-type="float">
            <text:p>0.0676100629</text:p>
          </table:table-cell>
        </table:table-row>
        <table:table-row table:style-name="ro2">
          <table:table-cell office:value-type="string" calcext:value-type="string">
            <text:p>Court verdicts &amp; Penalties for black money hoarders</text:p>
          </table:table-cell>
          <table:table-cell office:value-type="float" office:value="0.0644654088" calcext:value-type="float">
            <text:p>0.0644654088</text:p>
          </table:table-cell>
        </table:table-row>
        <table:table-row table:style-name="ro2">
          <table:table-cell office:value-type="string" calcext:value-type="string">
            <text:p>Negative impact on Retail/Stock markets</text:p>
          </table:table-cell>
          <table:table-cell office:value-type="float" office:value="0.0566037736" calcext:value-type="float">
            <text:p>0.0566037736</text:p>
          </table:table-cell>
        </table:table-row>
        <table:table-row table:style-name="ro2">
          <table:table-cell office:value-type="string" calcext:value-type="string">
            <text:p>Vendors going cashless &amp; impact Post-Demon</text:p>
          </table:table-cell>
          <table:table-cell office:value-type="float" office:value="0.0644654088" calcext:value-type="float">
            <text:p>0.0644654088</text:p>
          </table:table-cell>
        </table:table-row>
        <table:table-row table:style-name="ro2">
          <table:table-cell office:value-type="string" calcext:value-type="string">
            <text:p>Probes and Arrests of black money hoarders</text:p>
          </table:table-cell>
          <table:table-cell office:value-type="float" office:value="0.0518867925" calcext:value-type="float">
            <text:p>0.0518867925</text:p>
          </table:table-cell>
        </table:table-row>
        <table:table-row table:style-name="ro2">
          <table:table-cell office:value-type="string" calcext:value-type="string">
            <text:p>Suffering of farmers and Relief-measures</text:p>
          </table:table-cell>
          <table:table-cell office:value-type="float" office:value="0.0251572327" calcext:value-type="float">
            <text:p>0.0251572327</text:p>
          </table:table-cell>
        </table:table-row>
        <table:table-row table:style-name="ro2">
          <table:table-cell office:value-type="string" calcext:value-type="string">
            <text:p>Huge deposits in PMY bank accounts</text:p>
          </table:table-cell>
          <table:table-cell office:value-type="float" office:value="0.0503144654" calcext:value-type="float">
            <text:p>0.0503144654</text:p>
          </table:table-cell>
        </table:table-row>
        <table:table-row table:style-name="ro2">
          <table:table-cell office:value-type="string" calcext:value-type="string">
            <text:p>Negative imapct of demonetisation on Economy</text:p>
          </table:table-cell>
          <table:table-cell office:value-type="float" office:value="0.1320754717" calcext:value-type="float">
            <text:p>0.1320754717</text:p>
          </table:table-cell>
        </table:table-row>
        <table:table-row table:style-name="ro2">
          <table:table-cell office:value-type="string" calcext:value-type="string">
            <text:p>Appreciation by PM for supporting Demonitisation</text:p>
          </table:table-cell>
          <table:table-cell office:value-type="float" office:value="0.286163522" calcext:value-type="float">
            <text:p>0.286163522</text:p>
          </table:table-cell>
        </table:table-row>
        <table:table-row table:style-name="ro2">
          <table:table-cell office:value-type="string" calcext:value-type="string">
            <text:p>Negative impact of demonetisation on Real-Estate</text:p>
          </table:table-cell>
          <table:table-cell office:value-type="float" office:value="0.0078616352" calcext:value-type="float">
            <text:p>0.0078616352</text:p>
          </table:table-cell>
        </table:table-row>
        <table:table-row table:style-name="ro2">
          <table:table-cell office:value-type="string" calcext:value-type="string">
            <text:p>Enhanced security features on new currency notes</text:p>
          </table:table-cell>
          <table:table-cell office:value-type="float" office:value="0.0990566038" calcext:value-type="float">
            <text:p>0.0990566038</text:p>
          </table:table-cell>
        </table:table-row>
      </table:table>
      <table:table table:name="nie" table:style-name="ta1">
        <table:table-column table:style-name="co7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Failure of RBI to stabilize economy Post-Demon</text:p>
          </table:table-cell>
          <table:table-cell office:value-type="float" office:value="0.0258939581" calcext:value-type="float">
            <text:p>0.0258939581</text:p>
          </table:table-cell>
        </table:table-row>
        <table:table-row table:style-name="ro2">
          <table:table-cell office:value-type="string" calcext:value-type="string">
            <text:p>Negative impact on Small/Medium scale industries/employees</text:p>
          </table:table-cell>
          <table:table-cell office:value-type="float" office:value="0.0345252774" calcext:value-type="float">
            <text:p>0.0345252774</text:p>
          </table:table-cell>
        </table:table-row>
        <table:table-row table:style-name="ro2">
          <table:table-cell office:value-type="string" calcext:value-type="string">
            <text:p>Long queues at banks and ATMs and cash crunch</text:p>
          </table:table-cell>
          <table:table-cell office:value-type="float" office:value="0.0345252774" calcext:value-type="float">
            <text:p>0.0345252774</text:p>
          </table:table-cell>
        </table:table-row>
        <table:table-row table:style-name="ro2">
          <table:table-cell office:value-type="string" calcext:value-type="string">
            <text:p>Court verdicts &amp; Penalties for black money hoarders</text:p>
          </table:table-cell>
          <table:table-cell office:value-type="float" office:value="0.0678175092" calcext:value-type="float">
            <text:p>0.0678175092</text:p>
          </table:table-cell>
        </table:table-row>
        <table:table-row table:style-name="ro2">
          <table:table-cell office:value-type="string" calcext:value-type="string">
            <text:p>Negative impact on Retail/Stock markets</text:p>
          </table:table-cell>
          <table:table-cell office:value-type="float" office:value="0.0320591862" calcext:value-type="float">
            <text:p>0.0320591862</text:p>
          </table:table-cell>
        </table:table-row>
        <table:table-row table:style-name="ro2">
          <table:table-cell office:value-type="string" calcext:value-type="string">
            <text:p>Vendors going cashless &amp; impact Post-Demon</text:p>
          </table:table-cell>
          <table:table-cell office:value-type="float" office:value="0.0382244143" calcext:value-type="float">
            <text:p>0.0382244143</text:p>
          </table:table-cell>
        </table:table-row>
        <table:table-row table:style-name="ro2">
          <table:table-cell office:value-type="string" calcext:value-type="string">
            <text:p>Probes and Arrests of black money hoarders</text:p>
          </table:table-cell>
          <table:table-cell office:value-type="float" office:value="0.1220715166" calcext:value-type="float">
            <text:p>0.1220715166</text:p>
          </table:table-cell>
        </table:table-row>
        <table:table-row table:style-name="ro2">
          <table:table-cell office:value-type="string" calcext:value-type="string">
            <text:p>Suffering of farmers and Relief-measures</text:p>
          </table:table-cell>
          <table:table-cell office:value-type="float" office:value="0.0024660912" calcext:value-type="float">
            <text:p>0.0024660912</text:p>
          </table:table-cell>
        </table:table-row>
        <table:table-row table:style-name="ro2">
          <table:table-cell office:value-type="string" calcext:value-type="string">
            <text:p>Huge deposits in PMY bank accounts</text:p>
          </table:table-cell>
          <table:table-cell office:value-type="float" office:value="0.0431565968" calcext:value-type="float">
            <text:p>0.0431565968</text:p>
          </table:table-cell>
        </table:table-row>
        <table:table-row table:style-name="ro2">
          <table:table-cell office:value-type="string" calcext:value-type="string">
            <text:p>Negative imapct of demonetisation on Economy</text:p>
          </table:table-cell>
          <table:table-cell office:value-type="float" office:value="0.1183723798" calcext:value-type="float">
            <text:p>0.1183723798</text:p>
          </table:table-cell>
        </table:table-row>
        <table:table-row table:style-name="ro2">
          <table:table-cell office:value-type="string" calcext:value-type="string">
            <text:p>Appreciation by PM for supporting Demonitisation</text:p>
          </table:table-cell>
          <table:table-cell office:value-type="float" office:value="0.3699136868" calcext:value-type="float">
            <text:p>0.3699136868</text:p>
          </table:table-cell>
        </table:table-row>
        <table:table-row table:style-name="ro2">
          <table:table-cell office:value-type="string" calcext:value-type="string">
            <text:p>Negative impact of demonetisation on Real-Estate</text:p>
          </table:table-cell>
          <table:table-cell office:value-type="float" office:value="0.0061652281" calcext:value-type="float">
            <text:p>0.0061652281</text:p>
          </table:table-cell>
        </table:table-row>
        <table:table-row table:style-name="ro2">
          <table:table-cell office:value-type="string" calcext:value-type="string">
            <text:p>Enhanced security features on new currency notes</text:p>
          </table:table-cell>
          <table:table-cell office:value-type="float" office:value="0.1048088779" calcext:value-type="float">
            <text:p>0.1048088779</text:p>
          </table:table-cell>
        </table:table-row>
      </table:table>
      <table:table table:name="ie" table:style-name="ta1">
        <table:table-column table:style-name="co8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Failure of RBI to stabilize economy Post-Demon</text:p>
          </table:table-cell>
          <table:table-cell office:value-type="float" office:value="0.0231827112" calcext:value-type="float">
            <text:p>0.0231827112</text:p>
          </table:table-cell>
        </table:table-row>
        <table:table-row table:style-name="ro2">
          <table:table-cell office:value-type="string" calcext:value-type="string">
            <text:p>Negative impact on Small/Medium scale industries/employees</text:p>
          </table:table-cell>
          <table:table-cell office:value-type="float" office:value="0.0306483301" calcext:value-type="float">
            <text:p>0.0306483301</text:p>
          </table:table-cell>
        </table:table-row>
        <table:table-row table:style-name="ro2">
          <table:table-cell office:value-type="string" calcext:value-type="string">
            <text:p>Long queues at banks and ATMs and cash crunch</text:p>
          </table:table-cell>
          <table:table-cell office:value-type="float" office:value="0.0495088409" calcext:value-type="float">
            <text:p>0.0495088409</text:p>
          </table:table-cell>
        </table:table-row>
        <table:table-row table:style-name="ro2">
          <table:table-cell office:value-type="string" calcext:value-type="string">
            <text:p>Court verdicts &amp; Penalties for black money hoarders</text:p>
          </table:table-cell>
          <table:table-cell office:value-type="float" office:value="0.0711198428" calcext:value-type="float">
            <text:p>0.0711198428</text:p>
          </table:table-cell>
        </table:table-row>
        <table:table-row table:style-name="ro2">
          <table:table-cell office:value-type="string" calcext:value-type="string">
            <text:p>Negative impact on Retail/Stock markets</text:p>
          </table:table-cell>
          <table:table-cell office:value-type="float" office:value="0.0506876228" calcext:value-type="float">
            <text:p>0.0506876228</text:p>
          </table:table-cell>
        </table:table-row>
        <table:table-row table:style-name="ro2">
          <table:table-cell office:value-type="string" calcext:value-type="string">
            <text:p>Vendors going cashless &amp; impact Post-Demon</text:p>
          </table:table-cell>
          <table:table-cell office:value-type="float" office:value="0.0326129666" calcext:value-type="float">
            <text:p>0.0326129666</text:p>
          </table:table-cell>
        </table:table-row>
        <table:table-row table:style-name="ro2">
          <table:table-cell office:value-type="string" calcext:value-type="string">
            <text:p>Probes and Arrests of black money hoarders</text:p>
          </table:table-cell>
          <table:table-cell office:value-type="float" office:value="0.0781925344" calcext:value-type="float">
            <text:p>0.0781925344</text:p>
          </table:table-cell>
        </table:table-row>
        <table:table-row table:style-name="ro2">
          <table:table-cell office:value-type="string" calcext:value-type="string">
            <text:p>Suffering of farmers and Relief-measures</text:p>
          </table:table-cell>
          <table:table-cell office:value-type="float" office:value="0.0090373281" calcext:value-type="float">
            <text:p>0.0090373281</text:p>
          </table:table-cell>
        </table:table-row>
        <table:table-row table:style-name="ro2">
          <table:table-cell office:value-type="string" calcext:value-type="string">
            <text:p>Huge deposits in PMY bank accounts</text:p>
          </table:table-cell>
          <table:table-cell office:value-type="float" office:value="0.036935167" calcext:value-type="float">
            <text:p>0.036935167</text:p>
          </table:table-cell>
        </table:table-row>
        <table:table-row table:style-name="ro2">
          <table:table-cell office:value-type="string" calcext:value-type="string">
            <text:p>Negative imapct of demonetisation on Economy</text:p>
          </table:table-cell>
          <table:table-cell office:value-type="float" office:value="0.1626719057" calcext:value-type="float">
            <text:p>0.1626719057</text:p>
          </table:table-cell>
        </table:table-row>
        <table:table-row table:style-name="ro2">
          <table:table-cell office:value-type="string" calcext:value-type="string">
            <text:p>Appreciation by PM for supporting Demonitisation</text:p>
          </table:table-cell>
          <table:table-cell office:value-type="float" office:value="0.3485265226" calcext:value-type="float">
            <text:p>0.3485265226</text:p>
          </table:table-cell>
        </table:table-row>
        <table:table-row table:style-name="ro2">
          <table:table-cell office:value-type="string" calcext:value-type="string">
            <text:p>Negative impact of demonetisation on Real-Estate</text:p>
          </table:table-cell>
          <table:table-cell office:value-type="float" office:value="0.005108055" calcext:value-type="float">
            <text:p>0.005108055</text:p>
          </table:table-cell>
        </table:table-row>
        <table:table-row table:style-name="ro2">
          <table:table-cell office:value-type="string" calcext:value-type="string">
            <text:p>Enhanced security features on new currency notes</text:p>
          </table:table-cell>
          <table:table-cell office:value-type="float" office:value="0.1017681729" calcext:value-type="float">
            <text:p>0.1017681729</text:p>
          </table:table-cell>
        </table:table-row>
      </table:table>
      <table:table table:name="decch" table:style-name="ta1">
        <table:table-column table:style-name="co9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Failure of RBI to stabilize economy Post-Dem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gative impact on Small/Medium scale industries/employees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2">
          <table:table-cell office:value-type="string" calcext:value-type="string">
            <text:p>Long queues at banks and ATMs and cash crunch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2">
          <table:table-cell office:value-type="string" calcext:value-type="string">
            <text:p>Court verdicts &amp; Penalties for black money hoarders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2">
          <table:table-cell office:value-type="string" calcext:value-type="string">
            <text:p>Negative impact on Retail/Stock markets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2">
          <table:table-cell office:value-type="string" calcext:value-type="string">
            <text:p>Vendors going cashless &amp; impact Post-Demon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2">
          <table:table-cell office:value-type="string" calcext:value-type="string">
            <text:p>Probes and Arrests of black money hoarders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2">
          <table:table-cell office:value-type="string" calcext:value-type="string">
            <text:p>Suffering of farmers and Relief-measures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2">
          <table:table-cell office:value-type="string" calcext:value-type="string">
            <text:p>Huge deposits in PMY bank accounts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2">
          <table:table-cell office:value-type="string" calcext:value-type="string">
            <text:p>Negative imapct of demonetisation on Economy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2">
          <table:table-cell office:value-type="string" calcext:value-type="string">
            <text:p>Appreciation by PM for supporting Demonitisation</text:p>
          </table:table-cell>
          <table:table-cell office:value-type="float" office:value="0.28125" calcext:value-type="float">
            <text:p>0.28125</text:p>
          </table:table-cell>
        </table:table-row>
        <table:table-row table:style-name="ro2">
          <table:table-cell office:value-type="string" calcext:value-type="string">
            <text:p>Negative impact of demonetisation on Real-Estate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2">
          <table:table-cell office:value-type="string" calcext:value-type="string">
            <text:p>Enhanced security features on new currency notes</text:p>
          </table:table-cell>
          <table:table-cell office:value-type="float" office:value="0.109375" calcext:value-type="float">
            <text:p>0.10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6" number:min-integer-digits="1"/>
    </number:number-style>
    <number:number-style style:name="N13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scientific-number number:decimal-places="1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20:55:42.040475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20:59:43.802311631</dc:date>
    <meta:generator>LibreOffice/4.2.8.2$Linux_X86_64 LibreOffice_project/420m0$Build-2</meta:generator>
    <meta:editing-duration>P0D</meta:editing-duration>
    <meta:editing-cycles>1</meta:editing-cycles>
    <meta:document-statistic meta:table-count="8" meta:cell-count="280" meta:object-count="0"/>
  </office:meta>
</office:document-meta>
</file>